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5.984cm" fo:margin-left="0.009cm" fo:margin-top="0cm" fo:margin-bottom="0cm" table:align="left" style:writing-mode="lr-tb"/>
    </style:style>
    <style:style style:name="Tabelle1.A" style:family="table-column">
      <style:table-column-properties style:column-width="3.51cm"/>
    </style:style>
    <style:style style:name="Tabelle1.B" style:family="table-column">
      <style:table-column-properties style:column-width="12.472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5.984cm" fo:margin-left="0.009cm" fo:margin-top="0cm" fo:margin-bottom="0cm" table:align="left" style:writing-mode="lr-tb"/>
    </style:style>
    <style:style style:name="Tabelle2.A" style:family="table-column">
      <style:table-column-properties style:column-width="3.493cm"/>
    </style:style>
    <style:style style:name="Tabelle2.B" style:family="table-column">
      <style:table-column-properties style:column-width="12.49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5.984cm" fo:margin-left="0.009cm" fo:margin-top="0cm" fo:margin-bottom="0cm" table:align="left" style:writing-mode="lr-tb"/>
    </style:style>
    <style:style style:name="Tabelle3.A" style:family="table-column">
      <style:table-column-properties style:column-width="3.493cm"/>
    </style:style>
    <style:style style:name="Tabelle3.B" style:family="table-column">
      <style:table-column-properties style:column-width="12.49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5.984cm" fo:margin-left="0.009cm" fo:margin-top="0cm" fo:margin-bottom="0cm" table:align="left" style:writing-mode="lr-tb"/>
    </style:style>
    <style:style style:name="Tabelle4.A" style:family="table-column">
      <style:table-column-properties style:column-width="3.493cm"/>
    </style:style>
    <style:style style:name="Tabelle4.B" style:family="table-column">
      <style:table-column-properties style:column-width="12.49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5.984cm" fo:margin-left="0.009cm" fo:margin-top="0cm" fo:margin-bottom="0cm" table:align="left" style:writing-mode="lr-tb"/>
    </style:style>
    <style:style style:name="Tabelle5.A" style:family="table-column">
      <style:table-column-properties style:column-width="3.493cm"/>
    </style:style>
    <style:style style:name="Tabelle5.B" style:family="table-column">
      <style:table-column-properties style:column-width="12.49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5.984cm" fo:margin-left="0.009cm" fo:margin-top="0cm" fo:margin-bottom="0cm" table:align="left" style:writing-mode="lr-tb"/>
    </style:style>
    <style:style style:name="Tabelle6.A" style:family="table-column">
      <style:table-column-properties style:column-width="3.493cm"/>
    </style:style>
    <style:style style:name="Tabelle6.B" style:family="table-column">
      <style:table-column-properties style:column-width="12.49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7" style:family="table">
      <style:table-properties style:width="15.984cm" fo:margin-left="0.009cm" fo:margin-top="0cm" fo:margin-bottom="0cm" table:align="left" style:writing-mode="lr-tb"/>
    </style:style>
    <style:style style:name="Tabelle7.A" style:family="table-column">
      <style:table-column-properties style:column-width="3.493cm"/>
    </style:style>
    <style:style style:name="Tabelle7.B" style:family="table-column">
      <style:table-column-properties style:column-width="12.49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5.984cm" fo:margin-left="0.009cm" fo:margin-top="0cm" fo:margin-bottom="0cm" table:align="left" style:writing-mode="lr-tb"/>
    </style:style>
    <style:style style:name="Tabelle8.A" style:family="table-column">
      <style:table-column-properties style:column-width="3.493cm"/>
    </style:style>
    <style:style style:name="Tabelle8.B" style:family="table-column">
      <style:table-column-properties style:column-width="12.49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List_20_Paragraph" style:list-style-name="WWNum7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List_20_Paragraph" style:list-style-name="WWNum8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List_20_Paragraph" style:list-style-name="WWNum9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List_20_Paragraph" style:list-style-name="WWNum10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List_20_Paragraph" style:list-style-name="WWNum1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List_20_Paragraph" style:list-style-name="WWNum12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9" style:family="paragraph" style:parent-style-name="List_20_Paragraph" style:list-style-name="WWNum1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List_20_Paragraph" style:list-style-name="WWNum1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officeooo:paragraph-rsid="00122f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1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2" style:family="paragraph" style:parent-style-name="List_20_Paragraph" style:list-style-name="WWNum14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officeooo:paragraph-rsid="00122f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3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officeooo:rsid="000ffd82" officeooo:paragraph-rsid="000ffd82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4" style:family="paragraph" style:parent-style-name="List_20_Paragraph" style:list-style-name="WWNum7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2pt" fo:language="de" fo:country="DE" officeooo:rsid="001217c3" officeooo:paragraph-rsid="001217c3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fo:font-size="12pt" fo:language="de" fo:country="DE" style:letter-kerning="false" style:font-size-asian="12pt" style:language-asian="en" style:country-asian="US" style:font-size-complex="12pt" style:language-complex="ar" style:country-complex="SA"/>
    </style:style>
    <style:style style:name="P16" style:family="paragraph" style:parent-style-name="List_20_Paragraph" style:list-style-name="WWNum4">
      <style:paragraph-properties fo:margin-top="0cm" fo:margin-bottom="0cm" style:contextual-spacing="true" fo:line-height="100%" fo:text-align="start" style:justify-single-word="false" fo:orphans="2" fo:widows="2"/>
      <style:text-properties fo:font-size="12pt" fo:language="de" fo:country="DE" style:letter-kerning="false" style:font-size-asian="12pt" style:language-asian="en" style:country-asian="US" style:font-size-complex="12pt" style:language-complex="ar" style:country-complex="SA"/>
    </style:style>
    <style:style style:name="P17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style:font-name="Calibri" fo:font-size="12pt" fo:language="de" fo:country="DE" officeooo:rsid="0011d853" officeooo:paragraph-rsid="0011d853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122f0c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paragraph-rsid="00122f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0ffd82" officeooo:paragraph-rsid="000ffd82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11d853" officeooo:paragraph-rsid="0011d853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1217c3" officeooo:paragraph-rsid="001217c3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de" fo:country="DE" officeooo:rsid="00122f0c" officeooo:paragraph-rsid="00122f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122f0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ffd82" officeooo:paragraph-rsid="000ffd82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1d853" officeooo:paragraph-rsid="0011d85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2pt" fo:language="de" fo:country="DE" style:letter-kerning="false" style:font-size-asian="12pt" style:language-asian="en" style:country-asian="US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2pt" fo:language="de" fo:country="DE" officeooo:paragraph-rsid="00122f0c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Wingdings" style:font-name-asian="Wingdings1" style:font-name-complex="Wingdings1"/>
    </style:style>
    <style:style style:name="T7" style:family="text">
      <style:text-properties style:font-name="Calibri" style:font-name-asian="Calibri1" style:font-name-complex="F"/>
    </style:style>
    <style:style style:name="T8" style:family="text">
      <style:text-properties style:font-name="Calibri" fo:font-size="12pt" fo:language="de" fo:country="D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9" style:family="text">
      <style:text-properties officeooo:rsid="000ffd82"/>
    </style:style>
    <style:style style:name="T10" style:family="text">
      <style:text-properties officeooo:rsid="0011d853"/>
    </style:style>
    <style:style style:name="T11" style:family="text">
      <style:text-properties officeooo:rsid="00122f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Pflichtenheft Quizprogramm</text:span></text:p>
      <text:p text:style-name="P19"><text:span text:style-name="T2">von: Kilian, Lukas, Jonas, Mathis</text:span></text:p>
      <text:p text:style-name="P20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4">Ziel</text:p>
          </table:table-cell>
          <table:table-cell table:style-name="Tabelle1.A1" office:value-type="string">
            <text:p text:style-name="P24">Ein Quizprogramm soll entwickelt werden</text:p>
          </table:table-cell>
        </table:table-row>
        <table:table-row table:style-name="Tabelle1.1">
          <table:table-cell table:style-name="Tabelle1.A1" office:value-type="string">
            <text:p text:style-name="P24">Zielpersonen</text:p>
          </table:table-cell>
          <table:table-cell table:style-name="Tabelle1.A1" office:value-type="string">
            <text:p text:style-name="P24">Endanwender oder Administratoren</text:p>
          </table:table-cell>
        </table:table-row>
        <table:table-row table:style-name="Tabelle1.1">
          <table:table-cell table:style-name="Tabelle1.A1" office:value-type="string">
            <text:p text:style-name="P24">Auswirkungen</text:p>
          </table:table-cell>
          <table:table-cell table:style-name="Tabelle1.A1" office:value-type="string">
            <text:p text:style-name="P24">Endanwender besuchen die Website und beantworten Fragen</text:p>
          </table:table-cell>
        </table:table-row>
        <table:table-row table:style-name="Tabelle1.1">
          <table:table-cell table:style-name="Tabelle1.A1" office:value-type="string">
            <text:p text:style-name="P24">Randbedingungen</text:p>
          </table:table-cell>
          <table:table-cell table:style-name="Tabelle1.A1" office:value-type="string">
            <text:p text:style-name="P24">4 Wochen Zeit, 4 Personen, MySQL soll verwendet werden</text:p>
          </table:table-cell>
        </table:table-row>
        <table:table-row table:style-name="Tabelle1.1">
          <table:table-cell table:style-name="Tabelle1.A1" office:value-type="string">
            <text:p text:style-name="P24">Sonstiges</text:p>
          </table:table-cell>
          <table:table-cell table:style-name="Tabelle1.A1" office:value-type="string">
            <text:p text:style-name="P24">-</text:p>
          </table:table-cell>
        </table:table-row>
      </table:table>
      <text:p text:style-name="P21"/>
      <text:p text:style-name="Standard"><text:span text:style-name="T4">Qualitätsanforderungen:</text:span><text:span text:style-name="T3"> schicke Oberfläche, Zuverlässigkeit, Speicher- und Laufzeiteffizienz, Sicherheit</text:span></text:p>
      <text:p text:style-name="Standard"><text:span text:style-name="T4">Technische Anforderungen:</text:span><text:span text:style-name="T3"> PHP, MySQL</text:span></text:p>
      <text:p text:style-name="Standard"><text:span text:style-name="T5">Use Cases:</text:span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4">Name Use Case</text:p>
          </table:table-cell>
          <table:table-cell table:style-name="Tabelle2.A1" office:value-type="string">
            <text:p text:style-name="P24">Frage erstellen</text:p>
          </table:table-cell>
        </table:table-row>
        <table:table-row table:style-name="Tabelle2.1">
          <table:table-cell table:style-name="Tabelle2.A1" office:value-type="string">
            <text:p text:style-name="P24">Nummer</text:p>
          </table:table-cell>
          <table:table-cell table:style-name="Tabelle2.A1" office:value-type="string">
            <text:p text:style-name="P24">U1</text:p>
          </table:table-cell>
        </table:table-row>
        <table:table-row table:style-name="Tabelle2.1">
          <table:table-cell table:style-name="Tabelle2.A1" office:value-type="string">
            <text:p text:style-name="P24">Autor</text:p>
          </table:table-cell>
          <table:table-cell table:style-name="Tabelle2.A1" office:value-type="string">
            <text:p text:style-name="P32">Kilian</text:p>
          </table:table-cell>
        </table:table-row>
        <table:table-row table:style-name="Tabelle2.1">
          <table:table-cell table:style-name="Tabelle2.A1" office:value-type="string">
            <text:p text:style-name="P24">Version</text:p>
          </table:table-cell>
          <table:table-cell table:style-name="Tabelle2.A1" office:value-type="string">
            <text:p text:style-name="P34"><text:span text:style-name="T7">1.0, 27.5.2021 </text:span><text:span text:style-name="T6"></text:span><text:span text:style-name="T7"> Erstellung</text:span></text:p>
          </table:table-cell>
        </table:table-row>
        <table:table-row table:style-name="Tabelle2.1">
          <table:table-cell table:style-name="Tabelle2.A1" office:value-type="string">
            <text:p text:style-name="P24">Beschreibung</text:p>
          </table:table-cell>
          <table:table-cell table:style-name="Tabelle2.A1" office:value-type="string">
            <text:p text:style-name="P24">Ein Nutzer erstellt eine Frage</text:p>
          </table:table-cell>
        </table:table-row>
        <table:table-row table:style-name="Tabelle2.1">
          <table:table-cell table:style-name="Tabelle2.A1" office:value-type="string">
            <text:p text:style-name="P24">Typischer Ablauf</text:p>
          </table:table-cell>
          <table:table-cell table:style-name="Tabelle2.A1" office:value-type="string">
            <text:list xml:id="list4114348300" text:style-name="WWNum1">
              <text:list-item>
                <text:p text:style-name="P1">Benutzer meldet sich an → <text:span text:style-name="T9">U4</text:span></text:p>
              </text:list-item>
              <text:list-item>
                <text:p text:style-name="P1">Benutzer wählt das entsprechende Formular</text:p>
              </text:list-item>
              <text:list-item>
                <text:p text:style-name="P1">Benutzer trägt Frage, Antwort und Kategorie ein</text:p>
              </text:list-item>
              <text:list-item>
                <text:p text:style-name="P1">Benutzer speichert neue Daten</text:p>
              </text:list-item>
              <text:list-item>
                <text:p text:style-name="P1">Benutzer meldet sich ab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24">Alternativer Ablauf</text:p>
          </table:table-cell>
          <table:table-cell table:style-name="Tabelle2.A1" office:value-type="string">
            <text:list xml:id="list4029101670" text:style-name="WWNum2">
              <text:list-item>
                <text:p text:style-name="P15"><text:span text:style-name="T7">Benutzer bricht sein Vorgehen ab</text:span>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24">Verantwortlicher</text:p>
          </table:table-cell>
          <table:table-cell table:style-name="Tabelle2.A1" office:value-type="string">
            <text:p text:style-name="P26">Kilian</text:p>
          </table:table-cell>
        </table:table-row>
        <table:table-row table:style-name="Tabelle2.1">
          <table:table-cell table:style-name="Tabelle2.A1" office:value-type="string">
            <text:p text:style-name="P24">Status</text:p>
          </table:table-cell>
          <table:table-cell table:style-name="Tabelle2.A1" office:value-type="string">
            <text:p text:style-name="P24">offen</text:p>
          </table:table-cell>
        </table:table-row>
      </table:table>
      <text:p text:style-name="P2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4">Name Use Case</text:p>
          </table:table-cell>
          <table:table-cell table:style-name="Tabelle3.A1" office:value-type="string">
            <text:p text:style-name="P24">Frage beantworten</text:p>
          </table:table-cell>
        </table:table-row>
        <table:table-row table:style-name="Tabelle3.1">
          <table:table-cell table:style-name="Tabelle3.A1" office:value-type="string">
            <text:p text:style-name="P24">Nummer</text:p>
          </table:table-cell>
          <table:table-cell table:style-name="Tabelle3.A1" office:value-type="string">
            <text:p text:style-name="P24">U2</text:p>
          </table:table-cell>
        </table:table-row>
        <table:table-row table:style-name="Tabelle3.1">
          <table:table-cell table:style-name="Tabelle3.A1" office:value-type="string">
            <text:p text:style-name="P24">Autor</text:p>
          </table:table-cell>
          <table:table-cell table:style-name="Tabelle3.A1" office:value-type="string">
            <text:p text:style-name="P32">Kilian</text:p>
          </table:table-cell>
        </table:table-row>
        <table:table-row table:style-name="Tabelle3.1">
          <table:table-cell table:style-name="Tabelle3.A1" office:value-type="string">
            <text:p text:style-name="P24">Version</text:p>
          </table:table-cell>
          <table:table-cell table:style-name="Tabelle3.A1" office:value-type="string">
            <text:p text:style-name="P34"><text:span text:style-name="T7">1.0, 27.5.2021 </text:span><text:span text:style-name="T6"></text:span><text:span text:style-name="T7"> Erstellung</text:span></text:p>
          </table:table-cell>
        </table:table-row>
        <table:table-row table:style-name="Tabelle3.1">
          <table:table-cell table:style-name="Tabelle3.A1" office:value-type="string">
            <text:p text:style-name="P24">Beschreibung</text:p>
          </table:table-cell>
          <table:table-cell table:style-name="Tabelle3.A1" office:value-type="string">
            <text:p text:style-name="P24">Ein Nutzer beantwortet eine Frage</text:p>
          </table:table-cell>
        </table:table-row>
        <table:table-row table:style-name="Tabelle3.1">
          <table:table-cell table:style-name="Tabelle3.A1" office:value-type="string">
            <text:p text:style-name="P24">Typischer Ablauf</text:p>
          </table:table-cell>
          <table:table-cell table:style-name="Tabelle3.A1" office:value-type="string">
            <text:list xml:id="list2793327133" text:style-name="WWNum3">
              <text:list-item>
                <text:p text:style-name="P13">Benutzer meldet sich an</text:p>
              </text:list-item>
              <text:list-item>
                <text:p text:style-name="P2">Benutzer wählt Kategorie</text:p>
              </text:list-item>
              <text:list-item>
                <text:p text:style-name="P2">Benutzer bekommt Frage</text:p>
              </text:list-item>
              <text:list-item>
                <text:p text:style-name="P2">Benutzer wählt Antwort</text:p>
              </text:list-item>
              <text:list-item>
                <text:p text:style-name="P2">Auflösung der Frage</text:p>
              </text:list-item>
              <text:list-item>
                <text:p text:style-name="P2">Benutzer bekommt Punkte (oder eben 0 Punkte)</text:p>
              </text:list-item>
              <text:list-item>
                <text:p text:style-name="P2">Benutzer kann <text:span text:style-name="T10">weitere </text:span>Fragen beantworten, bis alle vorbei sind <text:soft-page-break/>oder bricht das Spiel ab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24">Alternativer Ablauf</text:p>
          </table:table-cell>
          <table:table-cell table:style-name="Tabelle3.A1" office:value-type="string">
            <text:list xml:id="list1868612093" text:style-name="WWNum4">
              <text:list-item>
                <text:p text:style-name="P16"><text:span text:style-name="T7">Benutzer gibt keine Antwort </text:span><text:span text:style-name="T6"></text:span><text:span text:style-name="T7"> Abbruch</text:span>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24">Verantwortlicher</text:p>
          </table:table-cell>
          <table:table-cell table:style-name="Tabelle3.A1" office:value-type="string">
            <text:p text:style-name="P26">Kilian</text:p>
          </table:table-cell>
        </table:table-row>
        <table:table-row table:style-name="Tabelle3.1">
          <table:table-cell table:style-name="Tabelle3.A1" office:value-type="string">
            <text:p text:style-name="P24">Status</text:p>
          </table:table-cell>
          <table:table-cell table:style-name="Tabelle3.A1" office:value-type="string">
            <text:p text:style-name="P24">offen</text:p>
          </table:table-cell>
        </table:table-row>
      </table:table>
      <text:p text:style-name="P2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4">Name Use Case</text:p>
          </table:table-cell>
          <table:table-cell table:style-name="Tabelle4.A1" office:value-type="string">
            <text:p text:style-name="P24">Account erstellen</text:p>
          </table:table-cell>
        </table:table-row>
        <table:table-row table:style-name="Tabelle4.1">
          <table:table-cell table:style-name="Tabelle4.A1" office:value-type="string">
            <text:p text:style-name="P24">Nummer</text:p>
          </table:table-cell>
          <table:table-cell table:style-name="Tabelle4.A1" office:value-type="string">
            <text:p text:style-name="P24">U3</text:p>
          </table:table-cell>
        </table:table-row>
        <table:table-row table:style-name="Tabelle4.1">
          <table:table-cell table:style-name="Tabelle4.A1" office:value-type="string">
            <text:p text:style-name="P24">Autor</text:p>
          </table:table-cell>
          <table:table-cell table:style-name="Tabelle4.A1" office:value-type="string">
            <text:p text:style-name="P32">Lukas</text:p>
          </table:table-cell>
        </table:table-row>
        <table:table-row table:style-name="Tabelle4.1">
          <table:table-cell table:style-name="Tabelle4.A1" office:value-type="string">
            <text:p text:style-name="P24">Version</text:p>
          </table:table-cell>
          <table:table-cell table:style-name="Tabelle4.A1" office:value-type="string">
            <text:p text:style-name="P34"><text:span text:style-name="T7">1.0, 27.5.2021 </text:span><text:span text:style-name="T6"></text:span><text:span text:style-name="T7"> Erstellung</text:span></text:p>
          </table:table-cell>
        </table:table-row>
        <table:table-row table:style-name="Tabelle4.1">
          <table:table-cell table:style-name="Tabelle4.A1" office:value-type="string">
            <text:p text:style-name="P24">Beschreibung</text:p>
          </table:table-cell>
          <table:table-cell table:style-name="Tabelle4.A1" office:value-type="string">
            <text:p text:style-name="P24">Ein Nutzer erstellt sich einen Account</text:p>
          </table:table-cell>
        </table:table-row>
        <table:table-row table:style-name="Tabelle4.1">
          <table:table-cell table:style-name="Tabelle4.A1" office:value-type="string">
            <text:p text:style-name="P24">Typischer Ablauf</text:p>
          </table:table-cell>
          <table:table-cell table:style-name="Tabelle4.A1" office:value-type="string">
            <text:p text:style-name="P18">1. Benutzer gibt Daten an</text:p>
            <text:p text:style-name="P18">2. Benutzer bestätigt</text:p>
          </table:table-cell>
        </table:table-row>
        <table:table-row table:style-name="Tabelle4.1">
          <table:table-cell table:style-name="Tabelle4.A1" office:value-type="string">
            <text:p text:style-name="P24">Alternativer Ablauf</text:p>
          </table:table-cell>
          <table:table-cell table:style-name="Tabelle4.A1" office:value-type="string">
            <text:list xml:id="list2119624108" text:style-name="WWNum6">
              <text:list-item>
                <text:p text:style-name="P17"><text:span text:style-name="T8">Abbruch wegen vorhandenem Account oder fehlender Daten</text:span></text:p>
              </text:list-item>
            </text:list>
          </table:table-cell>
        </table:table-row>
        <table:table-row table:style-name="Tabelle4.1">
          <table:table-cell table:style-name="Tabelle4.A1" office:value-type="string">
            <text:p text:style-name="P24">Verantwortlicher</text:p>
          </table:table-cell>
          <table:table-cell table:style-name="Tabelle4.A1" office:value-type="string">
            <text:p text:style-name="P27">Lukas</text:p>
          </table:table-cell>
        </table:table-row>
        <table:table-row table:style-name="Tabelle4.1">
          <table:table-cell table:style-name="Tabelle4.A1" office:value-type="string">
            <text:p text:style-name="P24">Status</text:p>
          </table:table-cell>
          <table:table-cell table:style-name="Tabelle4.A1" office:value-type="string">
            <text:p text:style-name="P24">offen</text:p>
          </table:table-cell>
        </table:table-row>
      </table:table>
      <text:p text:style-name="P22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4">Name Use Case</text:p>
          </table:table-cell>
          <table:table-cell table:style-name="Tabelle5.A1" office:value-type="string">
            <text:p text:style-name="P24">Anmelden</text:p>
          </table:table-cell>
        </table:table-row>
        <table:table-row table:style-name="Tabelle5.1">
          <table:table-cell table:style-name="Tabelle5.A1" office:value-type="string">
            <text:p text:style-name="P24">Nummer</text:p>
          </table:table-cell>
          <table:table-cell table:style-name="Tabelle5.A1" office:value-type="string">
            <text:p text:style-name="P24">U4</text:p>
          </table:table-cell>
        </table:table-row>
        <table:table-row table:style-name="Tabelle5.1">
          <table:table-cell table:style-name="Tabelle5.A1" office:value-type="string">
            <text:p text:style-name="P24">Autor</text:p>
          </table:table-cell>
          <table:table-cell table:style-name="Tabelle5.A1" office:value-type="string">
            <text:p text:style-name="P33">Lukas</text:p>
          </table:table-cell>
        </table:table-row>
        <table:table-row table:style-name="Tabelle5.1">
          <table:table-cell table:style-name="Tabelle5.A1" office:value-type="string">
            <text:p text:style-name="P24">Version</text:p>
          </table:table-cell>
          <table:table-cell table:style-name="Tabelle5.A1" office:value-type="string">
            <text:p text:style-name="P34"><text:span text:style-name="T7">1.0, 7.6.2021 </text:span><text:span text:style-name="T6"></text:span><text:span text:style-name="T7"> Erstellung</text:span></text:p>
          </table:table-cell>
        </table:table-row>
        <table:table-row table:style-name="Tabelle5.1">
          <table:table-cell table:style-name="Tabelle5.A1" office:value-type="string">
            <text:p text:style-name="P24">Beschreibung</text:p>
          </table:table-cell>
          <table:table-cell table:style-name="Tabelle5.A1" office:value-type="string">
            <text:p text:style-name="P24">Ein Nutzer benutzt den Log-In</text:p>
          </table:table-cell>
        </table:table-row>
        <table:table-row table:style-name="Tabelle5.1">
          <table:table-cell table:style-name="Tabelle5.A1" office:value-type="string">
            <text:p text:style-name="P24">Typischer Ablauf</text:p>
          </table:table-cell>
          <table:table-cell table:style-name="Tabelle5.A1" office:value-type="string">
            <text:list xml:id="list3493041729" text:style-name="WWNum7">
              <text:list-item>
                <text:p text:style-name="P3">Benutzer gibt Daten ein</text:p>
              </text:list-item>
              <text:list-item>
                <text:p text:style-name="P3">Benutzer schickt Daten ab</text:p>
              </text:list-item>
              <text:list-item>
                <text:p text:style-name="P3">Überprüfung des Usernames und Passworts</text:p>
              </text:list-item>
              <text:list-item>
                <text:p text:style-name="P3">Warnung, falls Daten falsch</text:p>
              </text:list-item>
              <text:list-item>
                <text:p text:style-name="P14">5. Begrüßung falls daten korrekt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24">Alternativer Ablauf</text:p>
          </table:table-cell>
          <table:table-cell table:style-name="Tabelle5.A1" office:value-type="string">
            <text:list xml:id="list2206669113" text:style-name="WWNum8">
              <text:list-item>
                <text:p text:style-name="P4">Vorschläge, falls Username existiert</text:p>
              </text:list-item>
              <text:list-item>
                <text:p text:style-name="P4">PW-falsch Anzeige</text:p>
              </text:list-item>
              <text:list-item>
                <text:p text:style-name="P4">Username-vergeben Anzeige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24">Verantwortlicher</text:p>
          </table:table-cell>
          <table:table-cell table:style-name="Tabelle5.A1" office:value-type="string">
            <text:p text:style-name="P27">Lukas</text:p>
          </table:table-cell>
        </table:table-row>
        <table:table-row table:style-name="Tabelle5.1">
          <table:table-cell table:style-name="Tabelle5.A1" office:value-type="string">
            <text:p text:style-name="P24">Status</text:p>
          </table:table-cell>
          <table:table-cell table:style-name="Tabelle5.A1" office:value-type="string">
            <text:p text:style-name="P24">offen</text:p>
          </table:table-cell>
        </table:table-row>
      </table:table>
      <text:p text:style-name="P22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4">Name Use Case</text:p>
          </table:table-cell>
          <table:table-cell table:style-name="Tabelle6.A1" office:value-type="string">
            <text:p text:style-name="P24">Frage löschen</text:p>
          </table:table-cell>
        </table:table-row>
        <table:table-row table:style-name="Tabelle6.1">
          <table:table-cell table:style-name="Tabelle6.A1" office:value-type="string">
            <text:p text:style-name="P24">Nummer</text:p>
          </table:table-cell>
          <table:table-cell table:style-name="Tabelle6.A1" office:value-type="string">
            <text:p text:style-name="P24">U5</text:p>
          </table:table-cell>
        </table:table-row>
        <table:table-row table:style-name="Tabelle6.1">
          <table:table-cell table:style-name="Tabelle6.A1" office:value-type="string">
            <text:p text:style-name="P24">Autor</text:p>
          </table:table-cell>
          <table:table-cell table:style-name="Tabelle6.A1" office:value-type="string">
            <text:p text:style-name="P33">Kilian</text:p>
          </table:table-cell>
        </table:table-row>
        <table:table-row table:style-name="Tabelle6.1">
          <table:table-cell table:style-name="Tabelle6.A1" office:value-type="string">
            <text:p text:style-name="P24">Version</text:p>
          </table:table-cell>
          <table:table-cell table:style-name="Tabelle6.A1" office:value-type="string">
            <text:p text:style-name="P34"><text:span text:style-name="T7">1.0, 7.6.2021 </text:span><text:span text:style-name="T6"></text:span><text:span text:style-name="T7"> Erstellung</text:span></text:p>
          </table:table-cell>
        </table:table-row>
        <table:table-row table:style-name="Tabelle6.1">
          <table:table-cell table:style-name="Tabelle6.A1" office:value-type="string">
            <text:p text:style-name="P24">Beschreibung</text:p>
          </table:table-cell>
          <table:table-cell table:style-name="Tabelle6.A1" office:value-type="string">
            <text:p text:style-name="P24">Ein Admin löscht eine Frage</text:p>
          </table:table-cell>
        </table:table-row>
        <table:table-row table:style-name="Tabelle6.1">
          <table:table-cell table:style-name="Tabelle6.A1" office:value-type="string">
            <text:p text:style-name="P24">Typischer Ablauf</text:p>
          </table:table-cell>
          <table:table-cell table:style-name="Tabelle6.A1" office:value-type="string">
            <text:list xml:id="list1356719274" text:style-name="WWNum9">
              <text:list-item>
                <text:p text:style-name="P5">Admin <text:span text:style-name="T11">kann nach fragen oder einzelnen wörtern suchen</text:span></text:p>
              </text:list-item>
              <text:list-item>
                <text:p text:style-name="P5">Admin löscht Frage</text:p>
              </text:list-item>
              <text:list-item>
                <text:p text:style-name="P5">Admin bestätigt sein Vorgehen</text:p>
              </text:list-item>
            </text:list>
          </table:table-cell>
        </table:table-row>
        <table:table-row table:style-name="Tabelle6.1">
          <table:table-cell table:style-name="Tabelle6.A1" office:value-type="string">
            <text:p text:style-name="P24">Alternativer Ablauf</text:p>
          </table:table-cell>
          <table:table-cell table:style-name="Tabelle6.A1" office:value-type="string">
            <text:list xml:id="list3060545336" text:style-name="WWNum10">
              <text:list-item>
                <text:p text:style-name="P6">Admin löscht Frage nicht</text:p>
              </text:list-item>
            </text:list>
          </table:table-cell>
        </table:table-row>
        <table:table-row table:style-name="Tabelle6.1">
          <table:table-cell table:style-name="Tabelle6.A1" office:value-type="string">
            <text:p text:style-name="P24">Verantwortlicher</text:p>
          </table:table-cell>
          <table:table-cell table:style-name="Tabelle6.A1" office:value-type="string">
            <text:p text:style-name="P28">Kilian</text:p>
          </table:table-cell>
        </table:table-row>
        <text:soft-page-break/>
        <table:table-row table:style-name="Tabelle6.1">
          <table:table-cell table:style-name="Tabelle6.A1" office:value-type="string">
            <text:p text:style-name="P24">Status</text:p>
          </table:table-cell>
          <table:table-cell table:style-name="Tabelle6.A1" office:value-type="string">
            <text:p text:style-name="P24">offen</text:p>
          </table:table-cell>
        </table:table-row>
      </table:table>
      <text:p text:style-name="P22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4">Name Use Case</text:p>
          </table:table-cell>
          <table:table-cell table:style-name="Tabelle7.A1" office:value-type="string">
            <text:p text:style-name="P24">Benutzer <text:span text:style-name="T11">löschen</text:span></text:p>
          </table:table-cell>
        </table:table-row>
        <table:table-row table:style-name="Tabelle7.1">
          <table:table-cell table:style-name="Tabelle7.A1" office:value-type="string">
            <text:p text:style-name="P24">Nummer</text:p>
          </table:table-cell>
          <table:table-cell table:style-name="Tabelle7.A1" office:value-type="string">
            <text:p text:style-name="P24">U6</text:p>
          </table:table-cell>
        </table:table-row>
        <table:table-row table:style-name="Tabelle7.1">
          <table:table-cell table:style-name="Tabelle7.A1" office:value-type="string">
            <text:p text:style-name="P24">Autor</text:p>
          </table:table-cell>
          <table:table-cell table:style-name="Tabelle7.A1" office:value-type="string">
            <text:p text:style-name="P30"/>
          </table:table-cell>
        </table:table-row>
        <table:table-row table:style-name="Tabelle7.1">
          <table:table-cell table:style-name="Tabelle7.A1" office:value-type="string">
            <text:p text:style-name="P24">Version</text:p>
          </table:table-cell>
          <table:table-cell table:style-name="Tabelle7.A1" office:value-type="string">
            <text:p text:style-name="P34"><text:span text:style-name="T7">1.0, 7.6.2021 </text:span><text:span text:style-name="T6"></text:span><text:span text:style-name="T7"> Erstellung</text:span></text:p>
          </table:table-cell>
        </table:table-row>
        <table:table-row table:style-name="Tabelle7.1">
          <table:table-cell table:style-name="Tabelle7.A1" office:value-type="string">
            <text:p text:style-name="P24">Beschreibung</text:p>
          </table:table-cell>
          <table:table-cell table:style-name="Tabelle7.A1" office:value-type="string">
            <text:p text:style-name="P24">Ein Admin bannt einen User wegen unangemessener Inhalte</text:p>
          </table:table-cell>
        </table:table-row>
        <table:table-row table:style-name="Tabelle7.1">
          <table:table-cell table:style-name="Tabelle7.A1" office:value-type="string">
            <text:p text:style-name="P24">Typischer Ablauf</text:p>
          </table:table-cell>
          <table:table-cell table:style-name="Tabelle7.A1" office:value-type="string">
            <text:list xml:id="list92697670" text:style-name="WWNum11">
              <text:list-item>
                <text:p text:style-name="P7">Admin <text:span text:style-name="T11">kann Profil von ersteller von unangemessener Frage ansehen</text:span></text:p>
              </text:list-item>
              <text:list-item>
                <text:p text:style-name="P7">Admin <text:span text:style-name="T11">löscht</text:span> <text:span text:style-name="T11">Account von User</text:span></text:p>
              </text:list-item>
              <text:list-item>
                <text:p text:style-name="P7">Admin bestätigt</text:p>
              </text:list-item>
            </text:list>
          </table:table-cell>
        </table:table-row>
        <table:table-row table:style-name="Tabelle7.1">
          <table:table-cell table:style-name="Tabelle7.A1" office:value-type="string">
            <text:p text:style-name="P24">Alternativer Ablauf</text:p>
          </table:table-cell>
          <table:table-cell table:style-name="Tabelle7.A1" office:value-type="string">
            <text:list xml:id="list4270444524" text:style-name="WWNum12">
              <text:list-item>
                <text:p text:style-name="P8">Admin sieht Inhalte nicht als unangemessen an</text:p>
              </text:list-item>
              <text:list-item>
                <text:p text:style-name="P8">Admin bannt User nicht</text:p>
              </text:list-item>
            </text:list>
          </table:table-cell>
        </table:table-row>
        <table:table-row table:style-name="Tabelle7.1">
          <table:table-cell table:style-name="Tabelle7.A1" office:value-type="string">
            <text:p text:style-name="P24">Verantwortlicher</text:p>
          </table:table-cell>
          <table:table-cell table:style-name="Tabelle7.A1" office:value-type="string">
            <text:p text:style-name="P24">-</text:p>
          </table:table-cell>
        </table:table-row>
        <table:table-row table:style-name="Tabelle7.1">
          <table:table-cell table:style-name="Tabelle7.A1" office:value-type="string">
            <text:p text:style-name="P24">Status</text:p>
          </table:table-cell>
          <table:table-cell table:style-name="Tabelle7.A1" office:value-type="string">
            <text:p text:style-name="P24">offen</text:p>
          </table:table-cell>
        </table:table-row>
      </table:table>
      <text:p text:style-name="P22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4">Name Use Case</text:p>
          </table:table-cell>
          <table:table-cell table:style-name="Tabelle8.A1" office:value-type="string">
            <text:p text:style-name="P24">Benutzer befördern</text:p>
          </table:table-cell>
        </table:table-row>
        <table:table-row table:style-name="Tabelle8.1">
          <table:table-cell table:style-name="Tabelle8.A1" office:value-type="string">
            <text:p text:style-name="P24">Nummer</text:p>
          </table:table-cell>
          <table:table-cell table:style-name="Tabelle8.A1" office:value-type="string">
            <text:p text:style-name="P24">U7</text:p>
          </table:table-cell>
        </table:table-row>
        <table:table-row table:style-name="Tabelle8.1">
          <table:table-cell table:style-name="Tabelle8.A1" office:value-type="string">
            <text:p text:style-name="P24">Autor</text:p>
          </table:table-cell>
          <table:table-cell table:style-name="Tabelle8.A1" office:value-type="string">
            <text:p text:style-name="P30"/>
          </table:table-cell>
        </table:table-row>
        <table:table-row table:style-name="Tabelle8.1">
          <table:table-cell table:style-name="Tabelle8.A1" office:value-type="string">
            <text:p text:style-name="P24">Version</text:p>
          </table:table-cell>
          <table:table-cell table:style-name="Tabelle8.A1" office:value-type="string">
            <text:p text:style-name="P34"><text:span text:style-name="T7">1.0, 7.6.2021 </text:span><text:span text:style-name="T6"></text:span><text:span text:style-name="T7"> Erstellung</text:span></text:p>
          </table:table-cell>
        </table:table-row>
        <table:table-row table:style-name="Tabelle8.1">
          <table:table-cell table:style-name="Tabelle8.A1" office:value-type="string">
            <text:p text:style-name="P24">Beschreibung</text:p>
          </table:table-cell>
          <table:table-cell table:style-name="Tabelle8.A1" office:value-type="string">
            <text:p text:style-name="P24">Ein Admin ernennt einen weiteren Admin/Mod</text:p>
          </table:table-cell>
        </table:table-row>
        <table:table-row table:style-name="Tabelle8.1">
          <table:table-cell table:style-name="Tabelle8.A1" office:value-type="string">
            <text:p text:style-name="P24">Typischer Ablauf</text:p>
          </table:table-cell>
          <table:table-cell table:style-name="Tabelle8.A1" office:value-type="string">
            <text:list xml:id="list1150946749" text:style-name="WWNum13">
              <text:list-item>
                <text:p text:style-name="P9">Admin befördert Benutzer</text:p>
              </text:list-item>
              <text:list-item>
                <text:p text:style-name="P9">Admin bestätigt sein Vorgehen</text:p>
              </text:list-item>
            </text:list>
          </table:table-cell>
        </table:table-row>
        <table:table-row table:style-name="Tabelle8.1">
          <table:table-cell table:style-name="Tabelle8.A1" office:value-type="string">
            <text:p text:style-name="P24">Alternativer Ablauf</text:p>
          </table:table-cell>
          <table:table-cell table:style-name="Tabelle8.A1" office:value-type="string">
            <text:list xml:id="list3340945076" text:style-name="WWNum14">
              <text:list-item>
                <text:p text:style-name="P11">Admin befördert Benutzer nicht</text:p>
              </text:list-item>
            </text:list>
          </table:table-cell>
        </table:table-row>
        <table:table-row table:style-name="Tabelle8.1">
          <table:table-cell table:style-name="Tabelle8.A1" office:value-type="string">
            <text:p text:style-name="P24">Verantwortlicher</text:p>
          </table:table-cell>
          <table:table-cell table:style-name="Tabelle8.A1" office:value-type="string">
            <text:p text:style-name="P24">-</text:p>
          </table:table-cell>
        </table:table-row>
        <table:table-row table:style-name="Tabelle8.1">
          <table:table-cell table:style-name="Tabelle8.A1" office:value-type="string">
            <text:p text:style-name="P24">Status</text:p>
          </table:table-cell>
          <table:table-cell table:style-name="Tabelle8.A1" office:value-type="string">
            <text:p text:style-name="P24">offen</text:p>
          </table:table-cell>
        </table:table-row>
      </table:table>
      <text:p text:style-name="Standard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1.04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31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5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4.85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6.12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7.39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8.66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9.93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11.2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his Keil</meta:initial-creator>
    <meta:editing-cycles>5</meta:editing-cycles>
    <meta:creation-date>2021-06-08T09:53:00</meta:creation-date>
    <dc:date>2021-06-14T09:27:07.745000000</dc:date>
    <meta:editing-duration>PT11M</meta:editing-duration>
    <meta:generator>LibreOffice/7.1.3.2$Windows_X86_64 LibreOffice_project/47f78053abe362b9384784d31a6e56f8511eb1c1</meta:generator>
    <meta:document-statistic meta:table-count="8" meta:image-count="0" meta:object-count="0" meta:page-count="3" meta:paragraph-count="162" meta:word-count="460" meta:character-count="3045" meta:non-whitespace-character-count="2782"/>
    <meta:user-defined meta:name="AppVersion">16.0000</meta:user-defined>
    <meta:template xlink:type="simple" xlink:actuate="onRequest" xlink:title="Normal" xlink:href=""/>
  </office:meta>
</office:document-meta>
</file>